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0df0" officeooo:paragraph-rsid="00064843"/>
    </style:style>
    <style:style style:name="P2"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3"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7"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29" style:family="paragraph" style:parent-style-name="Standard">
      <style:paragraph-properties fo:line-height="150%"/>
      <style:text-properties style:font-name="Times New Roman" fo:font-size="12pt" fo:language="fr" fo:country="FR" style:font-size-asian="10.5pt" style:font-size-complex="12pt"/>
    </style:style>
    <style:style style:name="P30"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1" style:family="paragraph" style:parent-style-name="Standard">
      <style:paragraph-properties fo:line-height="150%"/>
      <style:text-properties style:font-name="Times New Roman" fo:language="fr" fo:country="FR" officeooo:paragraph-rsid="016a046c"/>
    </style:style>
    <style:style style:name="P32"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3"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4" style:family="paragraph" style:parent-style-name="Standard">
      <style:paragraph-properties fo:line-height="150%" fo:text-align="justify" style:justify-single-word="false"/>
      <style:text-properties officeooo:paragraph-rsid="00e7cddc"/>
    </style:style>
    <style:style style:name="P35"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39"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0"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4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4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43"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44"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4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4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4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4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4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50"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52"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53"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5"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56" style:family="paragraph" style:parent-style-name="Contents_20_1">
      <style:paragraph-properties>
        <style:tab-stops>
          <style:tab-stop style:position="6.2701in" style:type="right" style:leader-style="dotted" style:leader-text="."/>
        </style:tab-stops>
      </style:paragraph-properties>
    </style:style>
    <style:style style:name="P57" style:family="paragraph" style:parent-style-name="Contents_20_2">
      <style:paragraph-properties>
        <style:tab-stops>
          <style:tab-stop style:position="6.2701in" style:type="right" style:leader-style="dotted" style:leader-text="."/>
        </style:tab-stops>
      </style:paragraph-properties>
    </style:style>
    <style:style style:name="P58" style:family="paragraph" style:parent-style-name="Contents_20_4">
      <style:paragraph-properties>
        <style:tab-stops>
          <style:tab-stop style:position="6.2701in" style:type="right" style:leader-style="dotted" style:leader-text="."/>
        </style:tab-stops>
      </style:paragraph-properties>
    </style:style>
    <style:style style:name="P59" style:family="paragraph" style:parent-style-name="Contents_20_3">
      <style:paragraph-properties>
        <style:tab-stops>
          <style:tab-stop style:position="6.2701in" style:type="right" style:leader-style="dotted" style:leader-text="."/>
        </style:tab-stops>
      </style:paragraph-properties>
    </style:style>
    <style:style style:name="P60"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1"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2"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3"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4"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66"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68"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69"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70"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71"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72" style:family="paragraph" style:parent-style-name="Standard">
      <style:paragraph-properties fo:line-height="150%" fo:text-align="justify" style:justify-single-word="false"/>
      <style:text-properties fo:language="fr" fo:country="FR" style:text-underline-style="none" officeooo:rsid="01380a49" officeooo:paragraph-rsid="02114b19"/>
    </style:style>
    <style:style style:name="P73" style:family="paragraph" style:parent-style-name="Standard" style:list-style-name="L7">
      <style:paragraph-properties fo:line-height="150%" fo:text-align="start" style:justify-single-word="false"/>
      <style:text-properties officeooo:paragraph-rsid="00a57f5a"/>
    </style:style>
    <style:style style:name="P74" style:family="paragraph" style:parent-style-name="Standard">
      <style:paragraph-properties fo:line-height="150%" fo:text-align="justify" style:justify-single-word="false"/>
      <style:text-properties officeooo:paragraph-rsid="00e2f776"/>
    </style:style>
    <style:style style:name="P75"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6"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78"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9"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80"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81"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2"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84"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8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86"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8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88"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89"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2"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93"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4"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95"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96" style:family="paragraph" style:parent-style-name="Standard" style:master-page-name="First_20_Page">
      <style:paragraph-properties fo:line-height="150%" fo:text-align="justify" style:justify-single-word="false" style:page-number="auto"/>
      <style:text-properties fo:language="fr" fo:country="FR" style:text-underline-style="none" officeooo:rsid="01380a49" officeooo:paragraph-rsid="02114b19"/>
    </style:style>
    <style:style style:name="P97" style:family="paragraph" style:parent-style-name="Standard" style:master-page-name="First_20_Page">
      <style:paragraph-properties fo:line-height="150%" style:page-number="auto"/>
    </style:style>
    <style:style style:name="P9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9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1"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0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05"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106"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107"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10"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111"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112"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113"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114"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115" style:family="paragraph">
      <loext:graphic-properties draw:fill="none" draw:fill-color="#ffffff"/>
      <style:text-properties style:font-name="Times New Roman"/>
    </style:style>
    <style:style style:name="P116" style:family="paragraph">
      <style:paragraph-properties fo:text-align="center"/>
    </style:style>
    <style:style style:name="P117" style:family="paragraph">
      <loext:graphic-properties draw:fill="none" draw:fill-color="#ffffff"/>
    </style:style>
    <style:style style:name="P118" style:family="paragraph">
      <style:paragraph-properties fo:text-align="center"/>
      <style:text-properties fo:color="#ffffff" style:text-position="0% 100%" style:font-name="Times New Roman" fo:font-size="12pt" style:font-size-asian="12pt" style:font-size-complex="12pt"/>
    </style:style>
    <style:style style:name="P119"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20" style:family="paragraph">
      <loext:graphic-properties draw:fill="none" draw:fill-color="#ffffff"/>
      <style:paragraph-properties fo:text-align="center"/>
    </style:style>
    <style:style style:name="P121"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780e46"/>
    </style:style>
    <style:style style:name="T31" style:family="text">
      <style:text-properties style:font-name="Times New Roman" officeooo:rsid="007c256c"/>
    </style:style>
    <style:style style:name="T32" style:family="text">
      <style:text-properties style:font-name="Times New Roman" officeooo:rsid="012e8d0a"/>
    </style:style>
    <style:style style:name="T33" style:family="text">
      <style:text-properties style:font-name="Times New Roman" officeooo:rsid="013043a7"/>
    </style:style>
    <style:style style:name="T34" style:family="text">
      <style:text-properties style:font-name="Times New Roman" officeooo:rsid="01321dae"/>
    </style:style>
    <style:style style:name="T35" style:family="text">
      <style:text-properties style:font-name="Times New Roman" officeooo:rsid="0132cacc"/>
    </style:style>
    <style:style style:name="T36" style:family="text">
      <style:text-properties style:font-name="Times New Roman" fo:font-weight="normal" style:font-weight-asian="normal" style:font-weight-complex="normal"/>
    </style:style>
    <style:style style:name="T37" style:family="text">
      <style:text-properties style:font-name="Times New Roman" fo:font-weight="normal" officeooo:rsid="0132cacc" style:font-weight-asian="normal" style:font-weight-complex="normal"/>
    </style:style>
    <style:style style:name="T38" style:family="text">
      <style:text-properties style:font-name="Times New Roman" fo:font-weight="normal" officeooo:rsid="0138479e" style:font-weight-asian="normal" style:font-weight-complex="normal"/>
    </style:style>
    <style:style style:name="T39" style:family="text">
      <style:text-properties style:font-name="Times New Roman" fo:font-weight="normal" officeooo:rsid="01393fba" style:font-weight-asian="normal" style:font-weight-complex="normal"/>
    </style:style>
    <style:style style:name="T40" style:family="text">
      <style:text-properties style:font-name="Times New Roman" fo:font-weight="normal" officeooo:rsid="013998eb" style:font-weight-asian="normal" style:font-weight-complex="normal"/>
    </style:style>
    <style:style style:name="T41" style:family="text">
      <style:text-properties style:font-name="Times New Roman" fo:font-weight="normal" officeooo:rsid="013b298c" style:font-weight-asian="normal" style:font-weight-complex="normal"/>
    </style:style>
    <style:style style:name="T42" style:family="text">
      <style:text-properties style:font-name="Times New Roman" fo:font-weight="normal" officeooo:rsid="013fd9cb"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officeooo:rsid="01468a5d"/>
    </style:style>
    <style:style style:name="T47" style:family="text">
      <style:text-properties style:font-name="Times New Roman" officeooo:rsid="016597f7"/>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1940fdc" style:font-weight-asian="bold" style:font-weight-complex="bold"/>
    </style:style>
    <style:style style:name="T51" style:family="text">
      <style:text-properties style:text-underline-style="solid" style:text-underline-width="auto" style:text-underline-color="font-color" fo:font-weight="bold" officeooo:rsid="01b0ca62" style:font-weight-asian="bold" style:font-weight-complex="bold"/>
    </style:style>
    <style:style style:name="T52" style:family="text">
      <style:text-properties style:text-underline-style="solid" style:text-underline-width="auto" style:text-underline-color="font-color" fo:font-weight="bold" officeooo:rsid="01252d31" style:font-size-asian="12pt" style:font-weight-asian="bold" style:font-weight-complex="bold"/>
    </style:style>
    <style:style style:name="T53" style:family="text">
      <style:text-properties officeooo:rsid="00e868dc"/>
    </style:style>
    <style:style style:name="T54" style:family="text">
      <style:text-properties officeooo:rsid="011799d5"/>
    </style:style>
    <style:style style:name="T55" style:family="text">
      <style:text-properties officeooo:rsid="00677d6d"/>
    </style:style>
    <style:style style:name="T56" style:family="text">
      <style:text-properties officeooo:rsid="0127e3f4"/>
    </style:style>
    <style:style style:name="T57" style:family="text">
      <style:text-properties officeooo:rsid="0166367a"/>
    </style:style>
    <style:style style:name="T58" style:family="text">
      <style:text-properties officeooo:rsid="01670c4d"/>
    </style:style>
    <style:style style:name="T59" style:family="text">
      <style:text-properties style:use-window-font-color="true"/>
    </style:style>
    <style:style style:name="T60" style:family="text">
      <style:text-properties style:use-window-font-color="true" fo:font-weight="bold" style:font-weight-asian="bold" style:font-weight-complex="bold"/>
    </style:style>
    <style:style style:name="T61" style:family="text">
      <style:text-properties style:use-window-font-color="true" style:text-underline-style="solid" style:text-underline-width="auto" style:text-underline-color="font-color" fo:font-weight="bold" style:font-weight-asian="bold" style:font-weight-complex="bold"/>
    </style:style>
    <style:style style:name="T62" style:family="text">
      <style:text-properties style:use-window-font-color="true" style:font-name="Times New Roman" fo:font-size="12pt" fo:language="fr" fo:country="FR" fo:font-weight="normal" style:font-size-asian="10.5pt" style:font-weight-asian="normal" style:font-size-complex="12pt" style:font-weight-complex="normal"/>
    </style:style>
    <style:style style:name="T63"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64" style:family="text">
      <style:text-properties style:use-window-font-color="true" officeooo:rsid="01b70b7a"/>
    </style:style>
    <style:style style:name="T65" style:family="text">
      <style:text-properties officeooo:rsid="016597f7" style:font-size-asian="12pt"/>
    </style:style>
    <style:style style:name="T66" style:family="text">
      <style:text-properties officeooo:rsid="01940fdc"/>
    </style:style>
    <style:style style:name="T67" style:family="text">
      <style:text-properties officeooo:rsid="01b51feb"/>
    </style:style>
    <style:style style:name="T68" style:family="text">
      <style:text-properties officeooo:rsid="01d174de"/>
    </style:style>
    <style:style style:name="T69" style:family="text">
      <style:text-properties fo:font-weight="normal" style:font-weight-asian="normal" style:font-weight-complex="normal"/>
    </style:style>
    <style:style style:name="T70" style:family="text">
      <style:text-properties fo:font-weight="normal" officeooo:rsid="01d174de" style:font-weight-asian="normal" style:font-weight-complex="normal"/>
    </style:style>
    <style:style style:name="T71" style:family="text">
      <style:text-properties style:text-underline-style="none"/>
    </style:style>
    <style:style style:name="T72" style:family="text">
      <style:text-properties style:text-underline-style="none" officeooo:rsid="011b8aff"/>
    </style:style>
    <style:style style:name="T73" style:family="text">
      <style:text-properties style:text-underline-style="none" officeooo:rsid="0119c271"/>
    </style:style>
    <style:style style:name="T74" style:family="text">
      <style:text-properties fo:font-size="14pt" style:font-size-asian="14pt" style:font-size-complex="14pt"/>
    </style:style>
    <style:style style:name="T75" style:family="text">
      <style:text-properties fo:font-size="14pt" officeooo:rsid="01f9d538" style:font-size-asian="14pt" style:font-size-complex="14pt"/>
    </style:style>
    <style:style style:name="T76"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77" style:family="text">
      <style:text-properties officeooo:rsid="01fd27d8"/>
    </style:style>
    <style:style style:name="T78" style:family="text">
      <style:text-properties officeooo:rsid="02033a37"/>
    </style:style>
    <style:style style:name="T79" style:family="text">
      <style:text-properties officeooo:rsid="020d0c10"/>
    </style:style>
    <style:style style:name="T80" style:family="text">
      <style:text-properties fo:color="#ffffff" style:text-position="0% 100%" style:font-name="Times New Roman" fo:font-size="12pt" style:font-size-asian="12pt" style:font-size-complex="12pt"/>
    </style:style>
    <style:style style:name="T81" style:family="text">
      <style:text-properties style:font-name="Times New Roman" fo:font-size="12pt" style:text-underline-style="solid" style:text-underline-width="auto" style:text-underline-color="font-color"/>
    </style:style>
    <style:style style:name="T82" style:family="text">
      <style:text-properties style:font-name="Times New Roman" fo:font-size="12pt" style:text-underline-style="none" fo:font-weight="bold" style:font-weight-asian="bold" style:font-weight-complex="bold"/>
    </style:style>
    <style:style style:name="T83" style:family="text">
      <style:text-properties style:font-name="Times New Roman" style:text-underline-style="solid" style:text-underline-width="auto" style:text-underline-color="font-color"/>
    </style:style>
    <style:style style:name="T84" style:family="text">
      <style:text-properties style:font-name="Times New Roman" style:text-underline-style="none"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15"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15"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1"/>
      <text:p text:style-name="P1"/>
      <text:p text:style-name="P1"/>
      <text:p text:style-name="P1"/>
      <text:p text:style-name="P1"><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1"/>
      <text:p text:style-name="P1"/>
      <text:p text:style-name="P1"/>
      <text:p text:style-name="P1"/>
      <text:p text:style-name="P1"/>
      <text:p text:style-name="P1"/>
      <text:p text:style-name="P1"/>
      <text:p text:style-name="P1"><draw:frame text:anchor-type="paragraph" draw:z-index="4" draw:name="Shape3" draw:style-name="gr2" draw:text-style-name="P117" svg:width="3.3335in" svg:height="1.4587in" svg:x="1.3701in" svg:y="0.1508in"><draw:text-box><text:p text:style-name="P116"><text:span text:style-name="T28">RAPPORT DE STAGE</text:span></text:p><text:p/><text:p/></draw:text-box></draw:frame></text:p>
      <text:p text:style-name="P1"/>
      <text:p text:style-name="P1"><draw:custom-shape text:anchor-type="paragraph" draw:z-index="5" draw:name="Shape4" draw:style-name="gr3" draw:text-style-name="P118" svg:width="4.063in" svg:height="0.948in" svg:x="1.0992in" svg:y="0.1217in"><text:p text:style-name="P116"><text:span text:style-name="T80">AMÉLIORATION DES </text:span><text:span text:style-name="T80">PROCESSUS DE </text:span><text:span text:style-name="T80">GÉNÉRATION</text:span></text:p><text:p text:style-name="P116"><text:span text:style-name="T80"><text:s/></text:span><text:span text:style-name="T80">DE DOCUMENTS</text:span></text:p><text:p text:style-name="P116"><text:span text:style-name="T8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3"><draw:frame text:anchor-type="paragraph" draw:z-index="6" draw:name="Shape5" draw:style-name="gr4" draw:text-style-name="P119" svg:width="2.8543in" svg:height="0.9594in" svg:x="1.7138in" svg:y="1.4984in"><draw:text-box><text:p text:style-name="P116"><text:span text:style-name="T81">Réalisé par:</text:span></text:p><text:p text:style-name="P116"><text:span text:style-name="T81"/></text:p><text:p text:style-name="P116"><text:span text:style-name="T82">Asbathou Biyalou-Sama</text:span></text:p><text:p text:style-name="P116"><text:span text:style-name="T82">Étudiant en </text:span></text:p><text:p text:style-name="P116"><text:span text:style-name="T82">Licence 3 Informatique </text:span><text:span text:style-name="T82">parcours Info</text:span></text:p></draw:text-box></draw:frame><draw:frame text:anchor-type="paragraph" draw:z-index="7" draw:name="Shape6" draw:style-name="gr5" draw:text-style-name="P117" svg:width="3.2087in" svg:height="0.6567in" svg:x="1.5161in" svg:y="3.4465in"><draw:text-box><text:p><text:tab/></text:p><text:p><text:tab/><text:tab/><text:tab/><text:span text:style-name="T83">Sous </text:span><text:span text:style-name="T83">la direction de:</text:span></text:p></draw:text-box></draw:frame><draw:frame text:anchor-type="paragraph" draw:z-index="8" draw:name="Shape7" draw:style-name="gr6" draw:text-style-name="P120" svg:width="2.2295in" svg:height="1.3614in" svg:x="0.1098in" svg:y="4.8528in"><draw:text-box><text:p text:style-name="P116"><text:span text:style-name="T83">Tuteur d’entreprise:</text:span></text:p><text:p text:style-name="P116"><text:span text:style-name="T83"/></text:p><text:p text:style-name="P116"><text:span text:style-name="T84">M. </text:span><text:span text:style-name="T85">Stéphane Ducasse</text:span></text:p><text:p><text:s/>Chef de l’équipe projet RMOD</text:p></draw:text-box></draw:frame><draw:frame text:anchor-type="paragraph" draw:z-index="9" draw:name="Shape8" draw:style-name="gr7" draw:text-style-name="P121" svg:width="1.9378in" svg:height="1.174in" svg:x="3.839in" svg:y="4.8217in"><draw:text-box><text:p text:style-name="P116"><text:span text:style-name="T83">Tuteur d’université:</text:span></text:p><text:p text:style-name="P116"><text:span text:style-name="T83"/></text:p><text:p text:style-name="P116"><text:span text:style-name="T84">M. Samuel Hym</text:span></text:p><text:p text:style-name="P116"><text:span text:style-name="T86">Enseignant cherheur à </text:span><text:span text:style-name="T86">l’Université de Lille</text:span></text:p></draw:text-box></draw:frame></text:p>
      <text:p text:style-name="P60"/>
      <text:p text:style-name="P53"><text:toc-mark-start text:id="IMark94661704739560" text:outline-level="1"/><text:toc-mark-start text:id="IMark94661704873000" text:outline-level="1"/>REMERCIEMENTS<text:toc-mark-end text:id="IMark94661704873000"/><text:toc-mark-end text:id="IMark94661704739560"/></text:p>
      <text:p text:style-name="P2"/>
      <text:p text:style-name="P22">Mes remerciements vont à :</text:p>
      <text:p text:style-name="P22"/>
      <text:list xml:id="list2571589028" text:style-name="L1">
        <text:list-item>
          <text:p text:style-name="P61">M. Stéphane Ducasse, Directeur de recherche à INRIA, chef de l’équipe projet RMOD pour son encadrement, ses conseils et l’ambiance de travail qu’il mettait au sein de l’équipe afin d’assurer un travail efficace;</text:p>
        </text:list-item>
        <text:list-item>
          <text:p text:style-name="P61">M. Samuel Hym, Maître de conférences, enseignant chercheur à l’université de Lille pour son suivi, les retours et remarques apportées tout au long de ce travail;</text:p>
        </text:list-item>
        <text:list-item>
          <text:p text:style-name="P61">M. Guillermo Polito, Ingénieur de recherche, membre de l’équipe RMOD pour toutes ses connaissances qu’il m’a permis d’acquérir et son énergie <text:span text:style-name="T2">dans le travail.</text:span></text:p>
        </text:list-item>
      </text:list>
      <text:p text:style-name="P84"/>
      <text:p text:style-name="P4"><text:toc-mark-start text:id="IMark94661705082136" text:outline-level="1"/>RESUME<text:toc-mark-end text:id="IMark94661705082136"/></text:p>
      <text:p text:style-name="P6">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5"/>
      <text:p text:style-name="P5"/>
      <text:p text:style-name="P5"/>
      <text:p text:style-name="P5"/>
      <text:p text:style-name="P5"/>
      <text:p text:style-name="P5"/>
      <text:p text:style-name="P85"><text:toc-mark-start text:id="IMark94661702122568" text:outline-level="1"/>SOMMAIRE<text:toc-mark-end text:id="IMark94661702122568"/></text:p>
      <text:p text:style-name="P39"/>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6">REMERCIEMENTS<text:tab/>1</text:p>
          <text:p text:style-name="P56">RESUME<text:tab/>2</text:p>
          <text:p text:style-name="P56">SOMMAIRE<text:tab/>3</text:p>
          <text:p text:style-name="P56">INTRODUCTION<text:tab/>4</text:p>
          <text:p text:style-name="P56">1. CONTEXTE<text:tab/>5</text:p>
          <text:p text:style-name="P57">1.1 Présentation générale<text:tab/>5</text:p>
          <text:p text:style-name="P57">1.2 Centre Inria Lille – Nord Europe<text:tab/>6</text:p>
          <text:p text:style-name="P56">1.3 Equipe-projet RMOD<text:tab/>6</text:p>
          <text:p text:style-name="P57">1.4 Stage<text:tab/>6</text:p>
          <text:p text:style-name="P56">2. CONTRIBUTION<text:tab/>8</text:p>
          <text:p text:style-name="P57">2.1. Mise en place de templates<text:tab/>8</text:p>
          <text:p text:style-name="P57">2.2. Mise en place du générateur de table de matières<text:tab/>8</text:p>
          <text:p text:style-name="P59">2.2.1. Modèle de tables de matières<text:tab/>8</text:p>
          <text:p text:style-name="P59">2.2.3. Tests<text:tab/>10</text:p>
          <text:p text:style-name="P59">2.2.4. Intégration du module<text:tab/>11</text:p>
          <text:p text:style-name="P58">2.2.4.1. L’environnement d’intégration<text:tab/>11</text:p>
          <text:p text:style-name="P58">2.2.4.2. Modifications apportées dans l’environnement<text:tab/>13</text:p>
          <text:p text:style-name="P59">2.2.5. Tests fonctionnels<text:tab/>14</text:p>
          <text:p text:style-name="P59">2.2.6. Solutions apportées<text:tab/>15</text:p>
          <text:p text:style-name="P56">CONCLUSION<text:tab/>16</text:p>
        </text:index-body>
      </text:table-of-content>
      <text:p text:style-name="P39"/>
      <text:list xml:id="list341259987" text:style-name="L2">
        <text:list-header>
          <text:p text:style-name="P86"><text:toc-mark-start text:id="IMark94661705082136" text:outline-level="1"/>INTRODUCTION<text:toc-mark-end text:id="IMark94661705082136"/></text:p>
        </text:list-header>
      </text:list>
      <text:p text:style-name="P8">L’informatique nous amène de plus en plus à traiter des <text:span text:style-name="T53">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9">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94"><text:toc-mark-start text:id="IMark94661704943560" text:outline-level="1"/><text:span text:style-name="T8">1. </text:span><text:span text:style-name="T6">CONTEXT</text:span><text:span text:style-name="T7">E</text:span><text:toc-mark-end text:id="IMark94661704943560"/></text:p>
      <text:p text:style-name="P105">Nous allons ici présenté le cadre dans lequel notre stage s’est effectué. En effet notre stage s’est effectué dans un des centre de recherche de l’institut INRIA. Il s’agira de présenter celle ci sur le plan national, puis le centre de Lille au sein du quel on a effectué <text:s/>notre stage. Et enfin l’équipe projet dans laquelle nous avons travaillé.</text:p>
      <text:p text:style-name="P31"><text:toc-mark text:string-value=" " text:outline-level="2"/></text:p>
      <text:p text:style-name="P31"><text:toc-mark-start text:id="IMark94661705082136" text:outline-level="2"/><text:span text:style-name="T60">1.1 <text:s/></text:span><text:span text:style-name="T61">Présentation générale</text:span><text:toc-mark-end text:id="IMark94661705082136"/></text:p>
      <text:p text:style-name="P51">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736020697" text:style-name="L3">
        <text:list-item>
          <text:p text:style-name="P66">Mathématiques appliquées, calcul et simulation ;</text:p>
        </text:list-item>
        <text:list-item>
          <text:p text:style-name="P66">Algorithmique, programmation, logiciels et architectures ;</text:p>
        </text:list-item>
        <text:list-item>
          <text:p text:style-name="P66">Réseaux, systèmes et services, calcul distribué ;</text:p>
        </text:list-item>
        <text:list-item>
          <text:p text:style-name="P66">Perception, Cognition, Interaction ;</text:p>
        </text:list-item>
        <text:list-item>
          <text:p text:style-name="P66">Santé, biologie et planète numériques.</text:p>
        </text:list-item>
      </text:list>
      <text:p text:style-name="P7">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54">L’Inria présente ainsi une administration assez décentralisée avec des directions dans les différents centres avec les services adéquats pour chaque centre. </text:span></text:p>
      <text:p text:style-name="P68"><text:span text:style-name="T71">L’institut oeuvre également à la formation à travers des partenariats avec plusieurs universités françaises Paris Saclay, Paris Diderot, Lille ... </text:span><text:span text:style-name="T72">et des écoles, ainsi qu’avec d’autres laboratoires nationaux</text:span><text:span text:style-name="T71"> </text:span><text:span text:style-name="T73">Il participe à des projets sur le plan européen à travers le consortium ERCIM dont il est membre fondateur.</text:span></text:p>
      <text:p text:style-name="P32"><text:toc-mark text:string-value=" " text:outline-level="2"/></text:p>
      <text:p text:style-name="P32"><text:toc-mark text:string-value=" " text:outline-level="2"/></text:p>
      <text:p text:style-name="P32"><text:toc-mark text:string-value=" " text:outline-level="2"/></text:p>
      <text:p text:style-name="P32"><text:toc-mark text:string-value=" " text:outline-level="2"/></text:p>
      <text:p text:style-name="P32"><text:toc-mark text:string-value=" " text:outline-level="2"/></text:p>
      <text:p text:style-name="P70"/>
      <text:p text:style-name="P93"/>
      <text:p text:style-name="P70"><text:toc-mark-start text:id="IMark94661705576248" text:outline-level="2"/><text:span text:style-name="T60">1.2 <text:s/></text:span><text:span text:style-name="T61">Centre Inria Lille – Nord Europe</text:span><text:toc-mark-end text:id="IMark94661705576248"/></text:p>
      <text:p text:style-name="P107">Le centre de recherche Inria de Lille a été inauguré en 2008. Il est situé à Villeneuve d’Ascq au parc scientifique de la Haute Borne. Il s’est donc installé dans un environnement hautement technologique avec le campus scientifique de l’université de Lille qui est juste à côté. </text:p>
      <text:p text:style-name="P81">La directrice du centre depuis le 1 Mars 2017 est Isabelle Herlin. Le centre est composé de services administratifs et d’entités de recherche. On peut distinguer donc certains services administratifs dont :</text:p>
      <text:list xml:id="list1877205002" text:style-name="L4">
        <text:list-item>
          <text:p text:style-name="P82">SRH: Service des Ressources Humaines</text:p>
        </text:list-item>
        <text:list-item>
          <text:p text:style-name="P82">SMGRH: Service de Management et Gestion des Ressources Humaines</text:p>
        </text:list-item>
        <text:list-item>
          <text:p text:style-name="P82">SAER: Service des Assitantes d’Equipes de Recherche</text:p>
        </text:list-item>
        <text:list-item>
          <text:p text:style-name="P82">SIC</text:p>
        </text:list-item>
      </text:list>
      <text:p text:style-name="P106">La recherche dans le centre se fait au moyen d’entités qualifiées d’équipes-projets. Le centre Inria de Lille en compte 16 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p>
      <text:p text:style-name="P33"><text:toc-mark text:string-value=" " text:outline-level="1"/><text:toc-mark text:string-value=" " text:outline-level="2"/></text:p>
      <text:p text:style-name="P33"><text:toc-mark-start text:id="IMark94661704943560" text:outline-level="1"/><text:toc-mark-start text:id="IMark94661705082136" text:outline-level="2"/><text:span text:style-name="T60">1.3 <text:s/></text:span><text:span text:style-name="T61">Equipe-projet RMOD</text:span><text:toc-mark-end text:id="IMark94661705082136"/><text:toc-mark-end text:id="IMark94661704943560"/></text:p>
      <text:p text:style-name="P44"><text:span text:style-name="T55">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56">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65"><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text:p>
      <text:p text:style-name="P92"><text:s/>aussi activement à la mise en œuvre de ces recherches à travers une société qu’elle a mis en place Synectique, qui fait de l’analyse de code. Comme réalisations de l’équipe, nous pouvons citer Pharo, Moose, Roassal, Seaside, Pillar …</text:p>
      <text:p text:style-name="P28"/>
      <text:p text:style-name="P28"/>
      <text:p text:style-name="P28"><text:toc-mark text:string-value=" " text:outline-level="2"/></text:p>
      <text:p text:style-name="P28"><text:toc-mark-start text:id="IMark94661705540376" text:outline-level="2"/><text:span text:style-name="T65">1.4 <text:s/></text:span><text:span text:style-name="T52">Stage</text:span><text:toc-mark-end text:id="IMark94661705540376"/></text:p>
      <text:p text:style-name="P38"><text:span text:style-name="T5">Nous avons effectivement effectué notre stage au sein de l’équipe R</text:span><text:span text:style-name="T32">mod</text:span><text:span text:style-name="T5"> du 02 avril 2018 <text:s/>au 30 août 2018. </text:span><text:span text:style-name="T33">Il s’agit d’un stage sur la conception objet axée sur Pillar. Pillar est une chaine de production de documents (web, présentations, livres). Elle permet en fait d’écrire dans un format pivot et de générer plusieurs formats extérieurs. No</text:span><text:span text:style-name="T34">tre mission était donc de :</text:span></text:p>
      <text:list xml:id="list2750010903" text:style-name="L5">
        <text:list-item>
          <text:p text:style-name="P69">stabiliser et modulariser Pillar afin d’en extraire un noyau qui sera utilisé pour commenter les classes en Pharo</text:p>
        </text:list-item>
        <text:list-item>
          <text:p text:style-name="P69">définir un framework de configuration</text:p>
        </text:list-item>
        <text:list-item>
          <text:p text:style-name="P69">améliorer les aspects de publication de sites web</text:p>
        </text:list-item>
        <text:list-item>
          <text:p text:style-name="P71"><text:span text:style-name="T5">améliorer les templates de génération d’H</text:span><text:span text:style-name="T35">TML</text:span></text:p>
        </text:list-item>
      </text:list>
      <text:p text:style-name="P30"/>
      <text:p text:style-name="P72"><text:span text:style-name="T37">P</text:span><text:span text:style-name="T36">illar est un projet démarré en 2006 menée par Damien Cassou, ancien membre de l’équipe Rmod. Le projet avait permis donc d’avoir un outil capable de générer des livres en pdf, en html, epub, des présentations, des slides. Il fut basé sur Pier qui </text:span><text:span text:style-name="T38">avait également tout le modèle pour générer des documents dans différents formats. </text:span><text:span text:style-name="T39">Toute la syntaxe telle qu’elle est connue actuellement avait été alors définie </text:span><text:span text:style-name="T40">à savoir les titres, la mise en forme, inclusions de fichiers, … </text:span><text:span text:style-name="T41">Ainsi elle était utilisée par la communanuté Pharo pour publier leurs articles. Elle ne présentait pourtant pas de ligne directrice permettant de suivre les différentes étapes du <text:s/>processus de génération, </text:span><text:span text:style-name="T42">rendant alors difficile toute tentative d’extension</text:span><text:span text:style-name="T41">. </text:span><text:span text:style-name="T43">Ainsi depuis quelques temps l’équipe s’est donné pour mission de refactorer le code de Pillar afin d’en dégager les principales étapes.</text:span></text:p>
      <text:p text:style-name="P96"><text:span text:style-name="T43"><text:s/></text:span><text:span text:style-name="T44">A notre arrivée, Pillar était donc en pleine refonte surtout sur le plan conception avec de nouveaux packages créés </text:span><text:span text:style-name="T45">pour regrouper les étapes et les points d’extension possibles</text:span><text:span text:style-name="T44">.</text:span></text:p>
      <text:p text:style-name="P95"><text:toc-mark-start text:id="IMark94661705621416" text:outline-level="1"/><text:span text:style-name="T46">2</text:span><text:span text:style-name="T30">. </text:span><text:span text:style-name="T9">CONTRIBUTION</text:span><text:toc-mark-end text:id="IMark94661705621416"/></text:p>
      <text:p text:style-name="P45">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0"/>
      <text:p text:style-name="P35"><text:toc-mark-start text:id="IMark94661704755288" text:outline-level="2"/><text:span text:style-name="T47">2</text:span><text:span text:style-name="T31">.</text:span><text:span text:style-name="T5">1. </text:span><text:span text:style-name="T28">Mise en place de templates</text:span><text:toc-mark-end text:id="IMark94661704755288"/></text:p>
      <text:p text:style-name="P49">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1"/>
      <text:p text:style-name="P36"><text:toc-mark-start text:id="IMark94661705686840" text:outline-level="2"/><text:span text:style-name="T47">2</text:span><text:span text:style-name="T5">.2. </text:span><text:span text:style-name="T28">Mise en place du </text:span><text:span text:style-name="T29">générateur de table de matières</text:span><text:toc-mark-end text:id="IMark94661705686840"/></text:p>
      <text:p text:style-name="P50">Ayant une idée du type de rendu espéré, on s’est donc mis à la conception du module qui allait nous permettre d’extraire la table des matières du document à générer.</text:p>
      <text:p text:style-name="P12"/>
      <text:p text:style-name="P37"><text:toc-mark-start text:id="IMark94661705626584" text:outline-level="3"/><text:span text:style-name="T47">2</text:span><text:span text:style-name="T5">.2.1. </text:span><text:span text:style-name="T28">Modèle de tables de matières</text:span><text:toc-mark-end text:id="IMark94661705626584"/></text:p>
      <text:p text:style-name="P46">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88">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19"/>
      <text:p text:style-name="P19"/>
      <text:p text:style-name="P13"><text:span text:style-name="T57">2</text:span>.2.2.</text:p>
      <text:p text:style-name="P62">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1371003321" text:style-name="L6">
        <text:list-item>
          <text:p text:style-name="P64">La visite des titres se faisait assez simplement, ça consistait juste à créer un objet élément de table de matières avec sa référence de fichier dont il est issu et son niveau de titre.</text:p>
        </text:list-item>
        <text:list-item>
          <text:p text:style-name="P64">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62">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9"/>
      <text:p text:style-name="P52"><text:span text:style-name="T58">2</text:span>.2.2.1 Structure utilisée</text:p>
      <text:p text:style-name="P62">Après certaines tentatives, il nous est apparu que c’était une structure de pile qui permettrait </text:p>
      <text:p text:style-name="P110">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62">Avec cette architecture mise en place, l’extraction de la table des matières s’est faite de façon assez intuitive.</text:p>
      <text:p text:style-name="P29"/>
      <text:p text:style-name="P29"/>
      <text:p text:style-name="P29"><text:toc-mark-start text:id="IMark94661704943560" text:outline-level="3"/><text:span text:style-name="T70">2</text:span><text:span text:style-name="T69">.2.3.</text:span> <text:span text:style-name="T48">Tests</text:span><text:toc-mark-end text:id="IMark94661704943560"/></text:p>
      <text:p text:style-name="P54">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0">Les tests ont été réalisés à deux niveaux.</text:p>
      <text:list xml:id="list2313922898" text:style-name="L7">
        <text:list-item>
          <text:p text:style-name="P73"><text:span text:style-name="T63">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97"><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3896611811" text:style-name="L8">
        <text:list-item>
          <text:p text:style-name="P63">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4"/>
      <text:p text:style-name="P15"><text:toc-mark-start text:id="IMark94661705557912" text:outline-level="3"/><text:span text:style-name="T68">2</text:span>.2.4. <text:span text:style-name="T49">Intégration du module</text:span><text:toc-mark-end text:id="IMark94661705557912"/></text:p>
      <text:p text:style-name="P47">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16"/>
      <text:p text:style-name="P17"><text:toc-mark-start text:id="IMark94661702072552" text:outline-level="4"/><text:span text:style-name="T68">2</text:span>.2.4.1. <text:span text:style-name="T49">L’environnement d’intégration</text:span><text:toc-mark-end text:id="IMark94661702072552"/></text:p>
      <text:p text:style-name="P48">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17"/>
      <text:list xml:id="list2373205085" text:style-name="L9">
        <text:list-item>
          <text:p text:style-name="P89">Génération d’un document en html</text:p>
        </text:list-item>
      </text:list>
      <text:p text:style-name="P55">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0"/>
      <text:p text:style-name="P18"/>
      <text:p text:style-name="P21">Figure</text:p>
      <text:p text:style-name="P90"><text:toc-mark-start text:id="IMark94661704936296" text:outline-level="4"/><text:span text:style-name="T68">2</text:span>.2.4.2. <text:span text:style-name="T49">Modifications apportées dans l’environnement</text:span><text:toc-mark-end text:id="IMark94661704936296"/></text:p>
      <text:p text:style-name="P54">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0">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0">Intégration de la config Chrysal</text:p>
      <text:p text:style-name="P25">Fig</text:p>
      <text:p text:style-name="P23"/>
      <text:p text:style-name="P23"/>
      <text:p text:style-name="P23"/>
      <text:p text:style-name="P23"/>
      <text:p text:style-name="P23"/>
      <text:p text:style-name="P23"/>
      <text:p text:style-name="P23"/>
      <text:p text:style-name="P91"/>
      <text:p text:style-name="P24"><text:toc-mark-start text:id="IMark94661705621416" text:outline-level="3"/><text:span text:style-name="T68">2</text:span>.2.<text:span text:style-name="T66">5.</text:span><text:span text:style-name="T50"> Tests fonctionnels</text:span><text:toc-mark-end text:id="IMark94661705621416"/></text:p>
      <text:p text:style-name="P54">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0">La communauté Pharo a une as<text:span text:style-name="T67">s</text:span>ociation SquareBracket<text:span text:style-name="T67">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0">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27"><text:span text:style-name="T59">Ces tests pratiques nous ont permis de faire quelques constats. Tous les livres présentaient effectivement un menu à gauche avec le contenu du livre dans un autre panel à droite. Mais les liens de navigu</text:span><text:span text:style-name="T64">a</text:span><text:span text:style-name="T59">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98"><text:s/>fichier html rendant la page web extrêmement longue. Il a fallu de nouveau refaire une passse sur l’environnement pour corriger les problèmes.</text:p>
      <text:p text:style-name="P42"/>
      <text:p text:style-name="P42"/>
      <text:p text:style-name="P26"><text:toc-mark-start text:id="IMark94661705082136" text:outline-level="3"/><text:span text:style-name="T68">2</text:span>.2.6. <text:span text:style-name="T51">Solutions apportées</text:span><text:toc-mark-end text:id="IMark94661705082136"/></text:p>
      <text:p text:style-name="P54">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0">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0">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0">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99">Sur la façon dont le fichier est généré, nous avons émis des réfexions sur un système nous permettant de générer d’une part tout en un dans le cadre de rendu pdf et d’autre part un fichier html pour chaque fichier pillar ou chapitre. </text:p>
      <text:p text:style-name="P41"/>
      <text:p text:style-name="P41"/>
      <text:p text:style-name="P43">2.3. <text:span text:style-name="T49">Déploiement automatique de documents html sous forme de sites web</text:span></text:p>
      <text:p text:style-name="P54">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0">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0">Ici, pour réaliser ces deux étapes du processus, nous avons opté pour les plateformes Github et Travis. Celles-ci permettant de faire gratuitement le déploiement automatique.</text:p>
      <text:p text:style-name="P40"/>
      <text:list xml:id="list3910873281" text:style-name="L10">
        <text:list-item>
          <text:p text:style-name="P76">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76">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0"/>
      <text:p text:style-name="P40">La communication entre Github et Travis devait se faire à travers un token généré par Github. <text:s/>Ce token était encrypté puis ajouté en tanat que variable d’environnement dans Travis.</text:p>
      <text:p text:style-name="P87"><text:toc-mark-start text:id="IMark94661705621416" text:outline-level="1"/>CONCLUSION<text:toc-mark-end text:id="IMark94661705621416"/></text:p>
      <text:p text:style-name="P34"><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4"><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74"><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74"><text:span text:style-name="T24"/></text:p>
      <text:p text:style-name="P102"/>
      <text:p text:style-name="P102"/>
      <text:p text:style-name="P100"/>
      <text:p text:style-name="P78"><text:tab/><text:tab/><text:tab/><text:tab/><text:tab/><text:tab/><text:span text:style-name="T76">BILAN</text:span></text:p>
      <text:p text:style-name="P79">Ce premier contact avec le monde professionnel <text:span text:style-name="T77">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80">Une <text:span text:style-name="T78">L</text:span>icence en Informatique m’ouvre <text:span text:style-name="T79">l</text:span>es portes <text:span text:style-name="T79">d’</text:span>un <text:span text:style-name="T78">M</text:span>aster <text:span text:style-name="T79">en</text:span> Informatique. Après cela la question était de continuer en <text:span text:style-name="T78">D</text:span>octorat ou d’intervenir en tant qu’ingénieur dans une entreprise. <text:span text:style-name="T78">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78"><text:span text:style-name="T75"/></text:p>
      <text:p text:style-name="P78"><text:span text:style-name="T75"/></text:p>
      <text:p text:style-name="P78"><text:span text:style-name="T75"/></text:p>
      <text:p text:style-name="P78"><text:span text:style-name="T75"/></text:p>
      <text:p text:style-name="P101"><text:span text:style-name="T71"><text:tab/><text:tab/><text:tab/><text:tab/><text:tab/></text:span>BIBLIOGRAPHIE</text:p>
      <text:p text:style-name="P83"/>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5</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6-01T12:37:37.307675962</dc:date>
    <meta:editing-duration>P1DT6H13M51S</meta:editing-duration>
    <meta:editing-cycles>283</meta:editing-cycles>
    <meta:document-statistic meta:table-count="0" meta:image-count="2" meta:object-count="0" meta:page-count="22" meta:paragraph-count="137" meta:word-count="5595" meta:character-count="34736" meta:non-whitespace-character-count="29231"/>
  </office:meta>
</office:document-meta>
</file>